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fd2" officeooo:paragraph-rsid="00117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hbgcfjvhkj, bjugljul,jlulj,u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9:50:14.800603904</meta:creation-date>
    <dc:date>2019-03-28T19:50:35.459927307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34" meta:non-whitespace-character-count="33"/>
    <meta:generator>LibreOffice/5.1.6.2$Linux_X86_64 LibreOffice_project/10m0$Build-2</meta:generator>
  </office:meta>
</office:document-meta>
</file>